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in" fo:margin-right="0in" fo:text-indent="0in" style:auto-text-indent="false"/>
    </style:style>
    <style:style style:name="P2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fo:margin-top="0in" fo:margin-bottom="0.1965in" style:contextual-spacing="false" style:writing-mode="lr-tb"/>
    </style:style>
    <style:style style:name="P6" style:family="paragraph" style:parent-style-name="Preformatted_20_Text" style:list-style-name="L6">
      <style:paragraph-properties fo:margin-left="0in" fo:margin-right="0in" fo:text-indent="0in" style:auto-text-indent="false" style:writing-mode="lr-tb"/>
    </style:style>
    <style:style style:name="P7" style:family="paragraph" style:parent-style-name="Preformatted_20_Text" style:list-style-name="L8">
      <style:paragraph-properties style:writing-mode="lr-tb"/>
    </style:style>
    <style:style style:name="P8" style:family="paragraph" style:parent-style-name="Preformatted_20_Text" style:list-style-name="L8">
      <style:paragraph-properties fo:margin-top="0in" fo:margin-bottom="0.1965in" style:contextual-spacing="false" style:writing-mode="lr-tb"/>
    </style:style>
    <style:style style:name="P9" style:family="paragraph" style:parent-style-name="Preformatted_20_Text" style:list-style-name="L8">
      <style:paragraph-properties fo:margin-left="0in" fo:margin-right="0in" fo:text-indent="0in" style:auto-text-indent="false" style:writing-mode="lr-tb"/>
    </style:style>
    <style:style style:name="P10" style:family="paragraph" style:parent-style-name="Preformatted_20_Text" style:list-style-name="L18">
      <style:paragraph-properties fo:margin-left="0in" fo:margin-right="0in" fo:text-indent="0in" style:auto-text-indent="false" style:writing-mode="lr-tb"/>
    </style:style>
    <style:style style:name="P11" style:family="paragraph" style:parent-style-name="Preformatted_20_Text" style:list-style-name="L20">
      <style:paragraph-properties fo:margin-top="0in" fo:margin-bottom="0.1965in" style:contextual-spacing="false" style:writing-mode="lr-tb"/>
    </style:style>
    <style:style style:name="P12" style:family="paragraph" style:parent-style-name="Preformatted_20_Text" style:list-style-name="L20">
      <style:paragraph-properties fo:margin-left="0in" fo:margin-right="0in" fo:text-indent="0in" style:auto-text-indent="false" style:writing-mode="lr-tb"/>
    </style:style>
    <style:style style:name="P13" style:family="paragraph" style:parent-style-name="Text_20_body">
      <style:paragraph-properties fo:margin-left="0in" fo:margin-right="0in" fo:text-indent="0in" style:auto-text-indent="false"/>
    </style:style>
    <style:style style:name="P14" style:family="paragraph" style:parent-style-name="Text_20_body" style:list-style-name="L1"/>
    <style:style style:name="P15" style:family="paragraph" style:parent-style-name="Text_20_body" style:list-style-name="L2"/>
    <style:style style:name="P16" style:family="paragraph" style:parent-style-name="Text_20_body" style:list-style-name="L2">
      <style:paragraph-properties fo:margin-top="0in" fo:margin-bottom="0in" style:contextual-spacing="false"/>
    </style:style>
    <style:style style:name="P17" style:family="paragraph" style:parent-style-name="Text_20_body" style:list-style-name="L3"/>
    <style:style style:name="P18" style:family="paragraph" style:parent-style-name="Text_20_body" style:list-style-name="L3">
      <style:paragraph-properties fo:margin-top="0in" fo:margin-bottom="0in" style:contextual-spacing="false"/>
    </style:style>
    <style:style style:name="P19" style:family="paragraph" style:parent-style-name="Text_20_body" style:list-style-name="L4"/>
    <style:style style:name="P20" style:family="paragraph" style:parent-style-name="Text_20_body" style:list-style-name="L4">
      <style:paragraph-properties fo:margin-top="0in" fo:margin-bottom="0in" style:contextual-spacing="false"/>
    </style:style>
    <style:style style:name="P21" style:family="paragraph" style:parent-style-name="Text_20_body" style:list-style-name="L5"/>
    <style:style style:name="P22" style:family="paragraph" style:parent-style-name="Text_20_body" style:list-style-name="L7"/>
    <style:style style:name="P23" style:family="paragraph" style:parent-style-name="Text_20_body" style:list-style-name="L9"/>
    <style:style style:name="P24" style:family="paragraph" style:parent-style-name="Text_20_body" style:list-style-name="L9">
      <style:paragraph-properties fo:margin-top="0in" fo:margin-bottom="0in" style:contextual-spacing="false"/>
    </style:style>
    <style:style style:name="P25" style:family="paragraph" style:parent-style-name="Text_20_body" style:list-style-name="L10"/>
    <style:style style:name="P26" style:family="paragraph" style:parent-style-name="Text_20_body" style:list-style-name="L10">
      <style:paragraph-properties fo:margin-top="0in" fo:margin-bottom="0in" style:contextual-spacing="false"/>
    </style:style>
    <style:style style:name="P27" style:family="paragraph" style:parent-style-name="Text_20_body" style:list-style-name="L11"/>
    <style:style style:name="P28" style:family="paragraph" style:parent-style-name="Text_20_body" style:list-style-name="L12"/>
    <style:style style:name="P29" style:family="paragraph" style:parent-style-name="Text_20_body" style:list-style-name="L12">
      <style:paragraph-properties fo:margin-top="0in" fo:margin-bottom="0in" style:contextual-spacing="false"/>
    </style:style>
    <style:style style:name="P30" style:family="paragraph" style:parent-style-name="Text_20_body" style:list-style-name="L13"/>
    <style:style style:name="P31" style:family="paragraph" style:parent-style-name="Text_20_body" style:list-style-name="L13">
      <style:paragraph-properties fo:margin-top="0in" fo:margin-bottom="0in" style:contextual-spacing="false"/>
    </style:style>
    <style:style style:name="P32" style:family="paragraph" style:parent-style-name="Text_20_body" style:list-style-name="L14"/>
    <style:style style:name="P33" style:family="paragraph" style:parent-style-name="Text_20_body" style:list-style-name="L14">
      <style:paragraph-properties fo:margin-top="0in" fo:margin-bottom="0in" style:contextual-spacing="false"/>
    </style:style>
    <style:style style:name="P34" style:family="paragraph" style:parent-style-name="Text_20_body" style:list-style-name="L15"/>
    <style:style style:name="P35" style:family="paragraph" style:parent-style-name="Text_20_body" style:list-style-name="L15">
      <style:paragraph-properties fo:margin-top="0in" fo:margin-bottom="0in" style:contextual-spacing="false"/>
    </style:style>
    <style:style style:name="P36" style:family="paragraph" style:parent-style-name="Text_20_body" style:list-style-name="L16"/>
    <style:style style:name="P37" style:family="paragraph" style:parent-style-name="Text_20_body" style:list-style-name="L16">
      <style:paragraph-properties fo:margin-top="0in" fo:margin-bottom="0in" style:contextual-spacing="false"/>
    </style:style>
    <style:style style:name="P38" style:family="paragraph" style:parent-style-name="Text_20_body" style:list-style-name="L17"/>
    <style:style style:name="P39" style:family="paragraph" style:parent-style-name="Text_20_body" style:list-style-name="L19"/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a xlink:type="simple" xlink:href="https://chatgpt.com/" text:style-name="Internet_20_link" text:visited-style-name="Visited_20_Internet_20_Link"><draw:frame draw:style-name="fr1" draw:name="Frame1" text:anchor-type="char" svg:width="0.0161in" draw:z-index="0"><draw:text-box fo:min-height="0.0161in"><text:h text:style-name="P1" text:outline-level="2">Chat history</text:h></draw:text-box></draw:frame>ChatGPT</text:a></text:p>
      <text:h text:style-name="Heading_20_3" text:outline-level="3">Today</text:h>
      <text:list text:style-name="L1">
        <text:list-item>
          <text:p text:style-name="P14"><text:a xlink:type="simple" xlink:href="https://chatgpt.com/c/67523dd2-bdbc-800a-aec4-77ec69194b60" text:style-name="Internet_20_link" text:visited-style-name="Visited_20_Internet_20_Link">SQL Blog Post Example</text:a></text:p>
        </text:list-item>
      </text:list>
      <text:p text:style-name="P13">Upgrade planMore access to the best models</text:p>
      <text:h text:style-name="Heading_20_5" text:outline-level="5">You said:</text:h>
      <text:p text:style-name="Text_20_body">Create an sql code to have the details in the picture attached</text:p>
      <text:h text:style-name="Heading_20_6" text:outline-level="6">ChatGPT said:</text:h>
      <text:p text:style-name="Text_20_body">To generate SQL code for storing and displaying the data shown in your screenshot, you can create a simple database schema and populate it with the provided information. Here's an example:</text:p>
      <text:h text:style-name="Heading_20_3" text:outline-level="3">1. Create the <text:span text:style-name="Source_20_Text">posts</text:span> table:</text:h>
      <text:p text:style-name="P2"><text:span text:style-name="Source_20_Text">CREATE TABLE posts (</text:span></text:p>
      <text:p text:style-name="P4"><text:span text:style-name="Source_20_Text"><text:s text:c="4"/>id INT AUTO_INCREMENT PRIMARY KEY,</text:span></text:p>
      <text:p text:style-name="P4"><text:span text:style-name="Source_20_Text"><text:s text:c="4"/>title VARCHAR(255) NOT NULL,</text:span></text:p>
      <text:p text:style-name="P4"><text:span text:style-name="Source_20_Text"><text:s text:c="4"/>date DATE NOT NULL,</text:span></text:p>
      <text:p text:style-name="P4"><text:span text:style-name="Source_20_Text"><text:s text:c="4"/>description TEXT NOT NULL,</text:span></text:p>
      <text:p text:style-name="P4"><text:span text:style-name="Source_20_Text"><text:s text:c="4"/>image_url VARCHAR(255) DEFAULT NULL</text:span></text:p>
      <text:p text:style-name="P5"><text:span text:style-name="Source_20_Text">);</text:span></text:p>
      <text:h text:style-name="Heading_20_3" text:outline-level="3">2. Insert the blog post data:</text:h>
      <text:p text:style-name="P2"><text:span text:style-name="Source_20_Text">INSERT INTO posts (title, date, description, image_url) VALUES</text:span></text:p>
      <text:p text:style-name="P4"><text:span text:style-name="Source_20_Text">('Understanding Cybersecurity Fundamentals', '2024-11-28', </text:span></text:p>
      <text:p text:style-name="P4"><text:span text:style-name="Source_20_Text">'In today’s digital landscape, understanding cybersecurity is essential for safeguarding critical assets.', </text:span></text:p>
      <text:p text:style-name="P4"><text:span text:style-name="Source_20_Text">'https://example.com/image1.jpg'),</text:span></text:p>
      <text:p text:style-name="P4"/>
      <text:p text:style-name="P4"><text:span text:style-name="Source_20_Text">('Advanced Threat Detection', '2024-11-28', </text:span></text:p>
      <text:p text:style-name="P4"><text:span text:style-name="Source_20_Text">'Learn about cutting-edge tools and techniques to detect advanced cyber threats.', </text:span></text:p>
      <text:p text:style-name="P5"><text:span text:style-name="Source_20_Text">'https://example.com/image2.jpg');</text:span></text:p>
      <text:h text:style-name="Heading_20_3" text:outline-level="3">3. Query the data for display:</text:h>
      <text:p text:style-name="P2"><text:span text:style-name="Source_20_Text">SELECT title, DATE_FORMAT(date, '%M %d, %Y') AS formatted_date, description</text:span></text:p>
      <text:p text:style-name="P4"><text:span text:style-name="Source_20_Text">FROM posts</text:span></text:p>
      <text:p text:style-name="P5"><text:span text:style-name="Source_20_Text">ORDER BY date DESC;</text:span></text:p>
      <text:h text:style-name="Heading_20_3" text:outline-level="3">4. Example output in your application:</text:h>
      <text:p text:style-name="Text_20_body">Your backend or frontend application would use the query above to retrieve the data and render it similarly to the screenshot.</text:p>
      <text:p text:style-name="Text_20_body">If you'd like further assistance, like dynamically generating the blog structure with a backend language (e.g., PHP or Python), let me know!</text:p>
      <text:h text:style-name="Heading_20_5" text:outline-level="5"><text:soft-page-break/>You said:</text:h>
      <text:p text:style-name="Text_20_body">I am using localhost how do i represent the image url if images are in a posts/images folder</text:p>
      <text:h text:style-name="Heading_20_6" text:outline-level="6">ChatGPT said:</text:h>
      <text:p text:style-name="Text_20_body">If your images are stored locally in a <text:span text:style-name="Source_20_Text">posts/images</text:span> folder under your localhost directory, you can represent the image URL relative to your server root. Assuming your web server serves files from the project root directory (e.g., <text:span text:style-name="Source_20_Text">http://localhost</text:span>), your image URLs would look like this:</text:p>
      <text:h text:style-name="Heading_20_3" text:outline-level="3">Update the <text:span text:style-name="Source_20_Text">image_url</text:span> field in your database:</text:h>
      <text:p text:style-name="Text_20_body">When inserting data into the <text:span text:style-name="Source_20_Text">posts</text:span> table, you can use relative paths for the <text:span text:style-name="Source_20_Text">image_url</text:span> field. For example:</text:p>
      <text:p text:style-name="P2"><text:span text:style-name="Source_20_Text">INSERT INTO posts (title, date, description, image_url) VALUES</text:span></text:p>
      <text:p text:style-name="P4"><text:span text:style-name="Source_20_Text">('Understanding Cybersecurity Fundamentals', '2024-11-28', </text:span></text:p>
      <text:p text:style-name="P4"><text:span text:style-name="Source_20_Text"><text:s/>'In today’s digital landscape, understanding cybersecurity is essential for safeguarding critical assets.', </text:span></text:p>
      <text:p text:style-name="P4"><text:span text:style-name="Source_20_Text"><text:s/>'posts/images/cybersecurity.jpg'),</text:span></text:p>
      <text:p text:style-name="P4"/>
      <text:p text:style-name="P4"><text:span text:style-name="Source_20_Text">('Advanced Threat Detection', '2024-11-28', </text:span></text:p>
      <text:p text:style-name="P4"><text:span text:style-name="Source_20_Text"><text:s/>'Learn about cutting-edge tools and techniques to detect advanced cyber threats.', </text:span></text:p>
      <text:p text:style-name="P5"><text:span text:style-name="Source_20_Text"><text:s/>'posts/images/threat-detection.jpg');</text:span></text:p>
      <text:h text:style-name="Heading_20_3" text:outline-level="3">Access the images in your HTML:</text:h>
      <text:p text:style-name="Text_20_body">When rendering the images in your frontend, you can use the <text:span text:style-name="Source_20_Text">image_url</text:span> column to generate the <text:span text:style-name="Source_20_Text">&lt;img&gt;</text:span> tag dynamically. Example:</text:p>
      <text:p text:style-name="P2"><text:span text:style-name="Source_20_Text">&lt;div class="post"&gt;</text:span></text:p>
      <text:p text:style-name="P4"><text:span text:style-name="Source_20_Text"><text:s text:c="4"/>&lt;h2&gt;Understanding Cybersecurity Fundamentals&lt;/h2&gt;</text:span></text:p>
      <text:p text:style-name="P4"><text:span text:style-name="Source_20_Text"><text:s text:c="4"/>&lt;img src="posts/images/cybersecurity.jpg" alt="Understanding Cybersecurity Fundamentals"&gt;</text:span></text:p>
      <text:p text:style-name="P4"><text:span text:style-name="Source_20_Text"><text:s text:c="4"/>&lt;p&gt;In today’s digital landscape, understanding cybersecurity is essential for safeguarding critical assets.&lt;/p&gt;</text:span></text:p>
      <text:p text:style-name="P5"><text:span text:style-name="Source_20_Text">&lt;/div&gt;</text:span></text:p>
      <text:h text:style-name="Heading_20_3" text:outline-level="3">Folder structure example:</text:h>
      <text:p text:style-name="Text_20_body">Ensure your folder structure aligns with your server's file-serving capabilities:</text:p>
      <text:p text:style-name="P2"><text:span text:style-name="Source_20_Text">/var/www/html/ (or your project root)</text:span></text:p>
      <text:p text:style-name="P4"><text:span text:style-name="Source_20_Text">├── index.php</text:span></text:p>
      <text:p text:style-name="P4"><text:span text:style-name="Source_20_Text">├── posts/</text:span></text:p>
      <text:p text:style-name="P4"><text:span text:style-name="Source_20_Text">│ <text:s text:c="2"/>└── images/</text:span></text:p>
      <text:p text:style-name="P4"><text:span text:style-name="Source_20_Text">│ <text:s text:c="6"/>├── cybersecurity.jpg</text:span></text:p>
      <text:p text:style-name="P5"><text:span text:style-name="Source_20_Text">│ <text:s text:c="6"/>└── threat-detection.jpg</text:span></text:p>
      <text:p text:style-name="Text_20_body">With this setup, when you access <text:span text:style-name="Source_20_Text">http://localhost/posts/images/cybersecurity.jpg</text:span> in your browser, it should correctly display the image. Let me know if you face any configuration issues!</text:p>
      <text:h text:style-name="Heading_20_5" text:outline-level="5"><text:soft-page-break/>You said:</text:h>
      <text:p text:style-name="Text_20_body">How are posts added dynaically to blogs? Expound in detail.</text:p>
      <text:h text:style-name="Heading_20_6" text:outline-level="6">ChatGPT said:</text:h>
      <text:p text:style-name="Text_20_body">Dynamic addition of posts to blogs involves using a combination of <text:span text:style-name="Strong_20_Emphasis">backend server logic</text:span>, <text:span text:style-name="Strong_20_Emphasis">database management</text:span>, and <text:span text:style-name="Strong_20_Emphasis">frontend rendering</text:span>. Here's an in-depth explanation of how this process works:</text:p>
      <text:p text:style-name="Horizontal_20_Line"/>
      <text:h text:style-name="Heading_20_3" text:outline-level="3"><text:span text:style-name="Strong_20_Emphasis">1. Components of a Dynamic Blog System</text:span></text:h>
      <text:p text:style-name="Text_20_body">A dynamic blog system typically consists of the following:</text:p>
      <text:list text:style-name="L2">
        <text:list-item>
          <text:p text:style-name="P16"><text:span text:style-name="Strong_20_Emphasis">Database</text:span>: Stores blog post data (e.g., titles, content, images, metadata).</text:p>
        </text:list-item>
        <text:list-item>
          <text:p text:style-name="P16"><text:span text:style-name="Strong_20_Emphasis">Backend</text:span>: Handles communication between the database and the frontend, processing requests and responses.</text:p>
        </text:list-item>
        <text:list-item>
          <text:p text:style-name="P16"><text:span text:style-name="Strong_20_Emphasis">Frontend</text:span>: Displays the posts dynamically by fetching and rendering data from the backend.</text:p>
        </text:list-item>
        <text:list-item>
          <text:p text:style-name="P15"><text:span text:style-name="Strong_20_Emphasis">Admin Interface</text:span>: Allows admins to add, edit, or delete blog posts via a user-friendly interface.</text:p>
        </text:list-item>
      </text:list>
      <text:p text:style-name="Horizontal_20_Line"/>
      <text:h text:style-name="Heading_20_3" text:outline-level="3"><text:span text:style-name="Strong_20_Emphasis">2. Workflow for Adding Dynamic Posts</text:span></text:h>
      <text:h text:style-name="Heading_20_4" text:outline-level="4"><text:span text:style-name="Strong_20_Emphasis">Step 1: Storing Post Data in the Database</text:span></text:h>
      <text:list text:style-name="L3">
        <text:list-item>
          <text:p text:style-name="P18">The admin logs into the admin dashboard (a secure interface) to add a new post.</text:p>
        </text:list-item>
        <text:list-item>
          <text:p text:style-name="P18">The admin fills out a form with fields like:</text:p>
          <text:list>
            <text:list-item>
              <text:p text:style-name="P18">Title</text:p>
            </text:list-item>
            <text:list-item>
              <text:p text:style-name="P18">Content</text:p>
            </text:list-item>
            <text:list-item>
              <text:p text:style-name="P18">Date</text:p>
            </text:list-item>
            <text:list-item>
              <text:p text:style-name="P18">Image (uploaded via file input)</text:p>
            </text:list-item>
            <text:list-item>
              <text:p text:style-name="P18">Categories or tags (optional)</text:p>
            </text:list-item>
          </text:list>
        </text:list-item>
        <text:list-item>
          <text:p text:style-name="P17">The data from this form is sent to the backend using a method like <text:span text:style-name="Strong_20_Emphasis">POST</text:span> in an HTTP request.</text:p>
        </text:list-item>
      </text:list>
      <text:p text:style-name="Text_20_body">Example form submission (HTML + PHP):</text:p>
      <text:p text:style-name="P2"><text:span text:style-name="Source_20_Text">&lt;form action="add_post.php" method="POST" enctype="multipart/form-data"&gt;</text:span></text:p>
      <text:p text:style-name="P4"><text:span text:style-name="Source_20_Text"><text:s text:c="4"/>&lt;label&gt;Title:&lt;/label&gt;</text:span></text:p>
      <text:p text:style-name="P4"><text:span text:style-name="Source_20_Text"><text:s text:c="4"/>&lt;input type="text" name="title" required&gt;</text:span></text:p>
      <text:p text:style-name="P4"/>
      <text:p text:style-name="P4"><text:span text:style-name="Source_20_Text"><text:s text:c="4"/>&lt;label&gt;Content:&lt;/label&gt;</text:span></text:p>
      <text:p text:style-name="P4"><text:span text:style-name="Source_20_Text"><text:s text:c="4"/>&lt;textarea name="content" required&gt;&lt;/textarea&gt;</text:span></text:p>
      <text:p text:style-name="P4"/>
      <text:p text:style-name="P4"><text:span text:style-name="Source_20_Text"><text:s text:c="4"/>&lt;label&gt;Date:&lt;/label&gt;</text:span></text:p>
      <text:p text:style-name="P4"><text:span text:style-name="Source_20_Text"><text:s text:c="4"/>&lt;input type="date" name="date" required&gt;</text:span></text:p>
      <text:p text:style-name="P4"/>
      <text:p text:style-name="P4"><text:span text:style-name="Source_20_Text"><text:s text:c="4"/>&lt;label&gt;Image:&lt;/label&gt;</text:span></text:p>
      <text:p text:style-name="P4"><text:span text:style-name="Source_20_Text"><text:s text:c="4"/>&lt;input type="file" name="image" required&gt;</text:span></text:p>
      <text:p text:style-name="P4"/>
      <text:p text:style-name="P4"><text:span text:style-name="Source_20_Text"><text:s text:c="4"/>&lt;button type="submit"&gt;Add Post&lt;/button&gt;</text:span></text:p>
      <text:p text:style-name="P5"><text:span text:style-name="Source_20_Text">&lt;/form&gt;</text:span></text:p>
      <text:h text:style-name="Heading_20_4" text:outline-level="4"><text:soft-page-break/><text:span text:style-name="Strong_20_Emphasis">Step 2: Backend Processes the Submission</text:span></text:h>
      <text:p text:style-name="Text_20_body">The backend receives the form data, validates it, and inserts it into the database.</text:p>
      <text:p text:style-name="Text_20_body">Example PHP code:</text:p>
      <text:p text:style-name="P2"><text:span text:style-name="Source_20_Text">&lt;?php</text:span></text:p>
      <text:p text:style-name="P4"><text:span text:style-name="Source_20_Text">if ($_SERVER['REQUEST_METHOD'] == 'POST') {</text:span></text:p>
      <text:p text:style-name="P4"><text:span text:style-name="Source_20_Text"><text:s text:c="4"/>// Database connection</text:span></text:p>
      <text:p text:style-name="P4"><text:span text:style-name="Source_20_Text"><text:s text:c="4"/>$conn = new mysqli('localhost', 'root', '', 'blog_db');</text:span></text:p>
      <text:p text:style-name="P4"/>
      <text:p text:style-name="P4"><text:span text:style-name="Source_20_Text"><text:s text:c="4"/>// Validate input</text:span></text:p>
      <text:p text:style-name="P4"><text:span text:style-name="Source_20_Text"><text:s text:c="4"/>$title = $conn-&gt;real_escape_string($_POST['title']);</text:span></text:p>
      <text:p text:style-name="P4"><text:span text:style-name="Source_20_Text"><text:s text:c="4"/>$content = $conn-&gt;real_escape_string($_POST['content']);</text:span></text:p>
      <text:p text:style-name="P4"><text:span text:style-name="Source_20_Text"><text:s text:c="4"/>$date = $_POST['date'];</text:span></text:p>
      <text:p text:style-name="P4"/>
      <text:p text:style-name="P4"><text:span text:style-name="Source_20_Text"><text:s text:c="4"/>// Handle image upload</text:span></text:p>
      <text:p text:style-name="P4"><text:span text:style-name="Source_20_Text"><text:s text:c="4"/>$image = $_FILES['image'];</text:span></text:p>
      <text:p text:style-name="P4"><text:span text:style-name="Source_20_Text"><text:s text:c="4"/>$imagePath = 'posts/images/' . basename($image['name']);</text:span></text:p>
      <text:p text:style-name="P4"><text:span text:style-name="Source_20_Text"><text:s text:c="4"/>move_uploaded_file($image['tmp_name'], $imagePath);</text:span></text:p>
      <text:p text:style-name="P4"/>
      <text:p text:style-name="P4"><text:span text:style-name="Source_20_Text"><text:s text:c="4"/>// Insert into database</text:span></text:p>
      <text:p text:style-name="P4"><text:span text:style-name="Source_20_Text"><text:s text:c="4"/>$sql = "INSERT INTO posts (title, content, date, image_url) VALUES ('$title', '$content', '$date', '$imagePath')";</text:span></text:p>
      <text:p text:style-name="P4"><text:span text:style-name="Source_20_Text"><text:s text:c="4"/>if ($conn-&gt;query($sql)) {</text:span></text:p>
      <text:p text:style-name="P4"><text:span text:style-name="Source_20_Text"><text:s text:c="8"/>echo "Post added successfully!";</text:span></text:p>
      <text:p text:style-name="P4"><text:span text:style-name="Source_20_Text"><text:s text:c="4"/>} else {</text:span></text:p>
      <text:p text:style-name="P4"><text:span text:style-name="Source_20_Text"><text:s text:c="8"/>echo "Error: " . $conn-&gt;error;</text:span></text:p>
      <text:p text:style-name="P4"><text:span text:style-name="Source_20_Text"><text:s text:c="4"/>}</text:span></text:p>
      <text:p text:style-name="P4"><text:span text:style-name="Source_20_Text">}</text:span></text:p>
      <text:p text:style-name="P5"><text:span text:style-name="Source_20_Text">?&gt;</text:span></text:p>
      <text:h text:style-name="Heading_20_4" text:outline-level="4"><text:span text:style-name="Strong_20_Emphasis">Step 3: Storing Uploaded Images</text:span></text:h>
      <text:list text:style-name="L4">
        <text:list-item>
          <text:p text:style-name="P20">Images are uploaded to a specific folder on the server (e.g., <text:span text:style-name="Source_20_Text">posts/images/</text:span>).</text:p>
        </text:list-item>
        <text:list-item>
          <text:p text:style-name="P19">The path to the image (e.g., <text:span text:style-name="Source_20_Text">posts/images/example.jpg</text:span>) is stored in the database for easy retrieval.</text:p>
        </text:list-item>
      </text:list>
      <text:p text:style-name="Horizontal_20_Line"/>
      <text:h text:style-name="Heading_20_3" text:outline-level="3"><text:span text:style-name="Strong_20_Emphasis">3. Displaying Posts Dynamically</text:span></text:h>
      <text:h text:style-name="Heading_20_4" text:outline-level="4"><text:span text:style-name="Strong_20_Emphasis">Step 1: Fetch Data from the Database</text:span></text:h>
      <text:p text:style-name="Text_20_body">The frontend or backend retrieves posts from the database using a query like this:</text:p>
      <text:p text:style-name="P3"><text:span text:style-name="Source_20_Text">SELECT title, content, date, image_url FROM posts ORDER BY date DESC;</text:span></text:p>
      <text:h text:style-name="Heading_20_4" text:outline-level="4"><text:span text:style-name="Strong_20_Emphasis">Step 2: Send Data to the Frontend</text:span></text:h>
      <text:p text:style-name="Text_20_body">The backend sends the data to the frontend via an API or server-side rendering.</text:p>
      <text:p text:style-name="Text_20_body">Example in PHP (server-side rendering):</text:p>
      <text:p text:style-name="P2"><text:span text:style-name="Source_20_Text">&lt;?php</text:span></text:p>
      <text:p text:style-name="P4"><text:span text:style-name="Source_20_Text">$conn = new mysqli('localhost', 'root', '', 'blog_db');</text:span></text:p>
      <text:p text:style-name="P4"><text:soft-page-break/><text:span text:style-name="Source_20_Text">$result = $conn-&gt;query("SELECT title, content, date, image_url FROM posts ORDER BY date DESC");</text:span></text:p>
      <text:p text:style-name="P4"><text:span text:style-name="Source_20_Text">?&gt;</text:span></text:p>
      <text:p text:style-name="P4"/>
      <text:p text:style-name="P4"><text:span text:style-name="Source_20_Text">&lt;div class="blog-container"&gt;</text:span></text:p>
      <text:p text:style-name="P4"><text:span text:style-name="Source_20_Text"><text:s text:c="4"/>&lt;?php while ($post = $result-&gt;fetch_assoc()) { ?&gt;</text:span></text:p>
      <text:p text:style-name="P4"><text:span text:style-name="Source_20_Text"><text:s text:c="8"/>&lt;div class="post"&gt;</text:span></text:p>
      <text:p text:style-name="P4"><text:span text:style-name="Source_20_Text"><text:s text:c="12"/>&lt;h2&gt;&lt;?php echo $post['title']; ?&gt;&lt;/h2&gt;</text:span></text:p>
      <text:p text:style-name="P4"><text:span text:style-name="Source_20_Text"><text:s text:c="12"/>&lt;img src="&lt;?php echo $post['image_url']; ?&gt;" alt="Post Image"&gt;</text:span></text:p>
      <text:p text:style-name="P4"><text:span text:style-name="Source_20_Text"><text:s text:c="12"/>&lt;p&gt;&lt;?php echo $post['content']; ?&gt;&lt;/p&gt;</text:span></text:p>
      <text:p text:style-name="P4"><text:span text:style-name="Source_20_Text"><text:s text:c="12"/>&lt;p&gt;&lt;small&gt;&lt;?php echo $post['date']; ?&gt;&lt;/small&gt;&lt;/p&gt;</text:span></text:p>
      <text:p text:style-name="P4"><text:span text:style-name="Source_20_Text"><text:s text:c="8"/>&lt;/div&gt;</text:span></text:p>
      <text:p text:style-name="P4"><text:span text:style-name="Source_20_Text"><text:s text:c="4"/>&lt;?php } ?&gt;</text:span></text:p>
      <text:p text:style-name="P5"><text:span text:style-name="Source_20_Text">&lt;/div&gt;</text:span></text:p>
      <text:p text:style-name="Text_20_body">Example with APIs (frontend rendering):</text:p>
      <text:list text:style-name="L5">
        <text:list-item>
          <text:p text:style-name="P21"><text:span text:style-name="Strong_20_Emphasis">Backend (API Endpoint)</text:span>:</text:p>
        </text:list-item>
      </text:list>
      <text:list text:style-name="L6">
        <text:list-item>
          <text:p text:style-name="P6"><text:span text:style-name="Source_20_Text">&lt;?php</text:span></text:p>
        </text:list-item>
      </text:list>
      <text:p text:style-name="P4"><text:span text:style-name="Source_20_Text">header('Content-Type: application/json');</text:span></text:p>
      <text:p text:style-name="P4"><text:span text:style-name="Source_20_Text">$conn = new mysqli('localhost', 'root', '', 'blog_db');</text:span></text:p>
      <text:p text:style-name="P4"><text:span text:style-name="Source_20_Text">$result = $conn-&gt;query("SELECT title, content, date, image_url FROM posts ORDER BY date DESC");</text:span></text:p>
      <text:p text:style-name="P4"/>
      <text:p text:style-name="P4"><text:span text:style-name="Source_20_Text">$posts = [];</text:span></text:p>
      <text:p text:style-name="P4"><text:span text:style-name="Source_20_Text">while ($row = $result-&gt;fetch_assoc()) {</text:span></text:p>
      <text:p text:style-name="P4"><text:span text:style-name="Source_20_Text"><text:s text:c="4"/>$posts[] = $row;</text:span></text:p>
      <text:p text:style-name="P4"><text:span text:style-name="Source_20_Text">}</text:span></text:p>
      <text:p text:style-name="P4"/>
      <text:p text:style-name="P4"><text:span text:style-name="Source_20_Text">echo json_encode($posts);</text:span></text:p>
      <text:p text:style-name="P5"><text:span text:style-name="Source_20_Text">?&gt;</text:span></text:p>
      <text:list text:style-name="L7">
        <text:list-item>
          <text:p text:style-name="P22"><text:span text:style-name="Strong_20_Emphasis">Frontend (JavaScript to Fetch and Render)</text:span>:</text:p>
        </text:list-item>
      </text:list>
      <text:list text:style-name="L8">
        <text:list-item text:start-value="2">
          <text:p text:style-name="P9"><text:span text:style-name="Source_20_Text">fetch('http://localhost/api/get_posts.php')</text:span></text:p>
          <text:p text:style-name="P7"><text:span text:style-name="Source_20_Text"><text:s text:c="4"/>.then(response =&gt; response.json())</text:span></text:p>
          <text:p text:style-name="P7"><text:span text:style-name="Source_20_Text"><text:s text:c="4"/>.then(posts =&gt; {</text:span></text:p>
          <text:p text:style-name="P7"><text:span text:style-name="Source_20_Text"><text:s text:c="8"/>const container = document.querySelector('.blog-container');</text:span></text:p>
          <text:p text:style-name="P7"><text:span text:style-name="Source_20_Text"><text:s text:c="8"/>posts.forEach(post =&gt; {</text:span></text:p>
          <text:p text:style-name="P7"><text:span text:style-name="Source_20_Text"><text:s text:c="12"/>const postDiv = document.createElement('div');</text:span></text:p>
          <text:p text:style-name="P7"><text:span text:style-name="Source_20_Text"><text:s text:c="12"/>postDiv.classList.add('post');</text:span></text:p>
          <text:p text:style-name="P7"><text:span text:style-name="Source_20_Text"><text:s text:c="12"/>postDiv.innerHTML = `</text:span></text:p>
          <text:p text:style-name="P7"><text:span text:style-name="Source_20_Text"><text:s text:c="16"/>&lt;h2&gt;${post.title}&lt;/h2&gt;</text:span></text:p>
          <text:p text:style-name="P7"><text:span text:style-name="Source_20_Text"><text:s text:c="16"/>&lt;img src="${post.image_url}" alt="Post Image"&gt;</text:span></text:p>
          <text:p text:style-name="P7"><text:span text:style-name="Source_20_Text"><text:s text:c="16"/>&lt;p&gt;${post.content}&lt;/p&gt;</text:span></text:p>
          <text:p text:style-name="P7"><text:span text:style-name="Source_20_Text"><text:s text:c="16"/>&lt;p&gt;&lt;small&gt;${post.date}&lt;/small&gt;&lt;/p&gt;</text:span></text:p>
          <text:p text:style-name="P7"><text:span text:style-name="Source_20_Text"><text:s text:c="12"/>`;</text:span></text:p>
          <text:p text:style-name="P7"><text:span text:style-name="Source_20_Text"><text:s text:c="12"/>container.appendChild(postDiv);</text:span></text:p>
          <text:p text:style-name="P7"><text:span text:style-name="Source_20_Text"><text:s text:c="8"/>});</text:span></text:p>
          <text:p text:style-name="P8"><text:span text:style-name="Source_20_Text"><text:s text:c="4"/>});</text:span></text:p>
        </text:list-item>
      </text:list>
      <text:p text:style-name="Horizontal_20_Line"/>
      <text:h text:style-name="Heading_20_3" text:outline-level="3"><text:span text:style-name="Strong_20_Emphasis">4. Benefits of Dynamic Blogs</text:span></text:h>
      <text:list text:style-name="L9">
        <text:list-item>
          <text:p text:style-name="P24"><text:span text:style-name="Strong_20_Emphasis">Scalability</text:span>: Easily add new posts without manually editing the HTML.</text:p>
        </text:list-item>
        <text:list-item>
          <text:p text:style-name="P24"><text:soft-page-break/><text:span text:style-name="Strong_20_Emphasis">Interactivity</text:span>: Users can search, filter, or sort posts dynamically.</text:p>
        </text:list-item>
        <text:list-item>
          <text:p text:style-name="P23"><text:span text:style-name="Strong_20_Emphasis">Admin Ease</text:span>: Admins can use an intuitive interface to manage posts.</text:p>
        </text:list-item>
      </text:list>
      <text:p text:style-name="Horizontal_20_Line"/>
      <text:h text:style-name="Heading_20_3" text:outline-level="3"><text:span text:style-name="Strong_20_Emphasis">5. Summary</text:span></text:h>
      <text:p text:style-name="Text_20_body">To dynamically add and display posts in a blog:</text:p>
      <text:list text:style-name="L10">
        <text:list-item>
          <text:p text:style-name="P26">Create a database to store posts.</text:p>
        </text:list-item>
        <text:list-item>
          <text:p text:style-name="P26">Use an admin dashboard to add new posts, upload images, and insert data into the database.</text:p>
        </text:list-item>
        <text:list-item>
          <text:p text:style-name="P26">Fetch the data dynamically from the database to display posts on the frontend.</text:p>
        </text:list-item>
        <text:list-item>
          <text:p text:style-name="P25">Use APIs or server-side rendering for smooth integration between frontend and backend.</text:p>
        </text:list-item>
      </text:list>
      <text:p text:style-name="Text_20_body">Would you like to explore how to set up the admin interface, or need help with integrating APIs?</text:p>
      <text:h text:style-name="Heading_20_5" text:outline-level="5">You said:</text:h>
      <text:p text:style-name="Text_20_body">In a blog that has several admins and a single super_admin how is the above process handled to ensure all blogs are associated with an admin as an author and displayed in the frontend just below the blog title?</text:p>
      <text:h text:style-name="Heading_20_6" text:outline-level="6">ChatGPT said:</text:h>
      <text:p text:style-name="Text_20_body">To associate blog posts with admins (authors) in a multi-admin blog system with a single super admin, we can add an <text:span text:style-name="Strong_20_Emphasis">author system</text:span> that links each blog post to a specific admin. Here’s a detailed explanation of how this can be implemented:</text:p>
      <text:p text:style-name="Horizontal_20_Line"/>
      <text:h text:style-name="Heading_20_3" text:outline-level="3"><text:span text:style-name="Strong_20_Emphasis">1. Extend the Database Schema</text:span></text:h>
      <text:p text:style-name="Text_20_body">We'll need an <text:span text:style-name="Strong_20_Emphasis">admins</text:span> table to manage admin details and a foreign key in the <text:span text:style-name="Strong_20_Emphasis">posts</text:span> table to associate each post with an admin.</text:p>
      <text:h text:style-name="Heading_20_4" text:outline-level="4"><text:span text:style-name="Strong_20_Emphasis">Database Tables</text:span></text:h>
      <text:h text:style-name="Heading_20_5" text:outline-level="5">a. <text:span text:style-name="Source_20_Text">admins</text:span> Table:</text:h>
      <text:p text:style-name="Text_20_body">This table stores admin details, including whether an admin is a super admin.</text:p>
      <text:p text:style-name="P2"><text:span text:style-name="Source_20_Text">CREATE TABLE admins (</text:span></text:p>
      <text:p text:style-name="P4"><text:span text:style-name="Source_20_Text"><text:s text:c="4"/>id INT AUTO_INCREMENT PRIMARY KEY,</text:span></text:p>
      <text:p text:style-name="P4"><text:span text:style-name="Source_20_Text"><text:s text:c="4"/>name VARCHAR(255) NOT NULL,</text:span></text:p>
      <text:p text:style-name="P4"><text:span text:style-name="Source_20_Text"><text:s text:c="4"/>email VARCHAR(255) UNIQUE NOT NULL,</text:span></text:p>
      <text:p text:style-name="P4"><text:span text:style-name="Source_20_Text"><text:s text:c="4"/>password VARCHAR(255) NOT NULL,</text:span></text:p>
      <text:p text:style-name="P4"><text:span text:style-name="Source_20_Text"><text:s text:c="4"/>role ENUM('admin', 'super_admin') DEFAULT 'admin'</text:span></text:p>
      <text:p text:style-name="P5"><text:span text:style-name="Source_20_Text">);</text:span></text:p>
      <text:h text:style-name="Heading_20_5" text:outline-level="5">b. Update the <text:span text:style-name="Source_20_Text">posts</text:span> Table:</text:h>
      <text:p text:style-name="Text_20_body">Add an <text:span text:style-name="Source_20_Text">author_id</text:span> column to associate each post with an admin.</text:p>
      <text:p text:style-name="P2"><text:span text:style-name="Source_20_Text">ALTER TABLE posts</text:span></text:p>
      <text:p text:style-name="P4"><text:span text:style-name="Source_20_Text">ADD COLUMN author_id INT NOT NULL,</text:span></text:p>
      <text:p text:style-name="P5"><text:soft-page-break/><text:span text:style-name="Source_20_Text">ADD FOREIGN KEY (author_id) REFERENCES admins(id);</text:span></text:p>
      <text:p text:style-name="Horizontal_20_Line"/>
      <text:h text:style-name="Heading_20_3" text:outline-level="3"><text:span text:style-name="Strong_20_Emphasis">2. Workflow for Adding Posts with Author Details</text:span></text:h>
      <text:h text:style-name="Heading_20_4" text:outline-level="4"><text:span text:style-name="Strong_20_Emphasis">Step 1: Login System</text:span></text:h>
      <text:p text:style-name="Text_20_body">Admins must log in to the system to identify themselves before adding a blog post.</text:p>
      <text:list text:style-name="L11">
        <text:list-item>
          <text:p text:style-name="P27">When an admin logs in, their <text:span text:style-name="Source_20_Text">id</text:span> is stored in a session or token to track their identity.</text:p>
        </text:list-item>
      </text:list>
      <text:p text:style-name="Text_20_body"><text:span text:style-name="Strong_20_Emphasis">Example Login Code (PHP):</text:span></text:p>
      <text:p text:style-name="P2"><text:span text:style-name="Source_20_Text">&lt;?php</text:span></text:p>
      <text:p text:style-name="P4"><text:span text:style-name="Source_20_Text">session_start();</text:span></text:p>
      <text:p text:style-name="P4"><text:span text:style-name="Source_20_Text">$conn = new mysqli('localhost', 'root', '', 'blog_db');</text:span></text:p>
      <text:p text:style-name="P4"/>
      <text:p text:style-name="P4"><text:span text:style-name="Source_20_Text">if ($_SERVER['REQUEST_METHOD'] == 'POST') {</text:span></text:p>
      <text:p text:style-name="P4"><text:span text:style-name="Source_20_Text"><text:s text:c="4"/>$email = $_POST['email'];</text:span></text:p>
      <text:p text:style-name="P4"><text:span text:style-name="Source_20_Text"><text:s text:c="4"/>$password = $_POST['password'];</text:span></text:p>
      <text:p text:style-name="P4"/>
      <text:p text:style-name="P4"><text:span text:style-name="Source_20_Text"><text:s text:c="4"/>// Validate admin credentials</text:span></text:p>
      <text:p text:style-name="P4"><text:span text:style-name="Source_20_Text"><text:s text:c="4"/>$result = $conn-&gt;query("SELECT * FROM admins WHERE email='$email'");</text:span></text:p>
      <text:p text:style-name="P4"><text:span text:style-name="Source_20_Text"><text:s text:c="4"/>$admin = $result-&gt;fetch_assoc();</text:span></text:p>
      <text:p text:style-name="P4"/>
      <text:p text:style-name="P4"><text:span text:style-name="Source_20_Text"><text:s text:c="4"/>if ($admin &amp;&amp; password_verify($password, $admin['password'])) {</text:span></text:p>
      <text:p text:style-name="P4"><text:span text:style-name="Source_20_Text"><text:s text:c="8"/>$_SESSION['admin_id'] = $admin['id'];</text:span></text:p>
      <text:p text:style-name="P4"><text:span text:style-name="Source_20_Text"><text:s text:c="8"/>$_SESSION['admin_role'] = $admin['role'];</text:span></text:p>
      <text:p text:style-name="P4"><text:span text:style-name="Source_20_Text"><text:s text:c="8"/>echo "Login successful!";</text:span></text:p>
      <text:p text:style-name="P4"><text:span text:style-name="Source_20_Text"><text:s text:c="4"/>} else {</text:span></text:p>
      <text:p text:style-name="P4"><text:span text:style-name="Source_20_Text"><text:s text:c="8"/>echo "Invalid credentials!";</text:span></text:p>
      <text:p text:style-name="P4"><text:span text:style-name="Source_20_Text"><text:s text:c="4"/>}</text:span></text:p>
      <text:p text:style-name="P4"><text:span text:style-name="Source_20_Text">}</text:span></text:p>
      <text:p text:style-name="P5"><text:span text:style-name="Source_20_Text">?&gt;</text:span></text:p>
      <text:h text:style-name="Heading_20_4" text:outline-level="4"><text:span text:style-name="Strong_20_Emphasis">Step 2: Author ID Included During Post Submission</text:span></text:h>
      <text:p text:style-name="Text_20_body">When an admin adds a new post, their <text:span text:style-name="Source_20_Text">admin_id</text:span> is included in the blog post data.</text:p>
      <text:p text:style-name="Text_20_body"><text:span text:style-name="Strong_20_Emphasis">Updated Post Submission Code:</text:span></text:p>
      <text:p text:style-name="P2"><text:span text:style-name="Source_20_Text">&lt;?php</text:span></text:p>
      <text:p text:style-name="P4"><text:span text:style-name="Source_20_Text">session_start();</text:span></text:p>
      <text:p text:style-name="P4"><text:span text:style-name="Source_20_Text">$conn = new mysqli('localhost', 'root', '', 'blog_db');</text:span></text:p>
      <text:p text:style-name="P4"/>
      <text:p text:style-name="P4"><text:span text:style-name="Source_20_Text">if ($_SERVER['REQUEST_METHOD'] == 'POST') {</text:span></text:p>
      <text:p text:style-name="P4"><text:span text:style-name="Source_20_Text"><text:s text:c="4"/>$title = $conn-&gt;real_escape_string($_POST['title']);</text:span></text:p>
      <text:p text:style-name="P4"><text:span text:style-name="Source_20_Text"><text:s text:c="4"/>$content = $conn-&gt;real_escape_string($_POST['content']);</text:span></text:p>
      <text:p text:style-name="P4"><text:span text:style-name="Source_20_Text"><text:s text:c="4"/>$date = $_POST['date'];</text:span></text:p>
      <text:p text:style-name="P4"><text:span text:style-name="Source_20_Text"><text:s text:c="4"/>$image = $_FILES['image'];</text:span></text:p>
      <text:p text:style-name="P4"><text:span text:style-name="Source_20_Text"><text:s text:c="4"/>$author_id = $_SESSION['admin_id']; // Get the logged-in admin's ID</text:span></text:p>
      <text:p text:style-name="P4"/>
      <text:p text:style-name="P4"><text:span text:style-name="Source_20_Text"><text:s text:c="4"/>// Handle image upload</text:span></text:p>
      <text:p text:style-name="P4"><text:span text:style-name="Source_20_Text"><text:s text:c="4"/>$imagePath = 'posts/images/' . basename($image['name']);</text:span></text:p>
      <text:p text:style-name="P4"><text:span text:style-name="Source_20_Text"><text:s text:c="4"/>move_uploaded_file($image['tmp_name'], $imagePath);</text:span></text:p>
      <text:p text:style-name="P4"/>
      <text:p text:style-name="P4"><text:span text:style-name="Source_20_Text"><text:s text:c="4"/>// Insert into posts table</text:span></text:p>
      <text:p text:style-name="P4"><text:soft-page-break/><text:span text:style-name="Source_20_Text"><text:s text:c="4"/>$sql = "INSERT INTO posts (title, content, date, image_url, author_id) </text:span></text:p>
      <text:p text:style-name="P4"><text:span text:style-name="Source_20_Text"><text:s text:c="12"/>VALUES ('$title', '$content', '$date', '$imagePath', $author_id)";</text:span></text:p>
      <text:p text:style-name="P4"><text:span text:style-name="Source_20_Text"><text:s text:c="4"/>if ($conn-&gt;query($sql)) {</text:span></text:p>
      <text:p text:style-name="P4"><text:span text:style-name="Source_20_Text"><text:s text:c="8"/>echo "Post added successfully!";</text:span></text:p>
      <text:p text:style-name="P4"><text:span text:style-name="Source_20_Text"><text:s text:c="4"/>} else {</text:span></text:p>
      <text:p text:style-name="P4"><text:span text:style-name="Source_20_Text"><text:s text:c="8"/>echo "Error: " . $conn-&gt;error;</text:span></text:p>
      <text:p text:style-name="P4"><text:span text:style-name="Source_20_Text"><text:s text:c="4"/>}</text:span></text:p>
      <text:p text:style-name="P4"><text:span text:style-name="Source_20_Text">}</text:span></text:p>
      <text:p text:style-name="P5"><text:span text:style-name="Source_20_Text">?&gt;</text:span></text:p>
      <text:p text:style-name="Horizontal_20_Line"/>
      <text:h text:style-name="Heading_20_3" text:outline-level="3"><text:span text:style-name="Strong_20_Emphasis">3. Display Author Name in the Frontend</text:span></text:h>
      <text:p text:style-name="Text_20_body">When fetching posts, join the <text:span text:style-name="Source_20_Text">posts</text:span> and <text:span text:style-name="Source_20_Text">admins</text:span> tables to include the author’s name in the query results.</text:p>
      <text:p text:style-name="Text_20_body"><text:span text:style-name="Strong_20_Emphasis">SQL Query:</text:span></text:p>
      <text:p text:style-name="P2"><text:span text:style-name="Source_20_Text">SELECT posts.title, posts.content, posts.date, posts.image_url, admins.name AS author</text:span></text:p>
      <text:p text:style-name="P4"><text:span text:style-name="Source_20_Text">FROM posts</text:span></text:p>
      <text:p text:style-name="P4"><text:span text:style-name="Source_20_Text">JOIN admins ON posts.author_id = admins.id</text:span></text:p>
      <text:p text:style-name="P5"><text:span text:style-name="Source_20_Text">ORDER BY posts.date DESC;</text:span></text:p>
      <text:p text:style-name="Text_20_body"><text:span text:style-name="Strong_20_Emphasis">Frontend Example (PHP):</text:span></text:p>
      <text:p text:style-name="P2"><text:span text:style-name="Source_20_Text">&lt;?php</text:span></text:p>
      <text:p text:style-name="P4"><text:span text:style-name="Source_20_Text">$result = $conn-&gt;query("</text:span></text:p>
      <text:p text:style-name="P4"><text:span text:style-name="Source_20_Text"><text:s text:c="4"/>SELECT posts.title, posts.content, posts.date, posts.image_url, admins.name AS author</text:span></text:p>
      <text:p text:style-name="P4"><text:span text:style-name="Source_20_Text"><text:s text:c="4"/>FROM posts</text:span></text:p>
      <text:p text:style-name="P4"><text:span text:style-name="Source_20_Text"><text:s text:c="4"/>JOIN admins ON posts.author_id = admins.id</text:span></text:p>
      <text:p text:style-name="P4"><text:span text:style-name="Source_20_Text"><text:s text:c="4"/>ORDER BY posts.date DESC</text:span></text:p>
      <text:p text:style-name="P4"><text:span text:style-name="Source_20_Text">");</text:span></text:p>
      <text:p text:style-name="P4"><text:span text:style-name="Source_20_Text">?&gt;</text:span></text:p>
      <text:p text:style-name="P4"/>
      <text:p text:style-name="P4"><text:span text:style-name="Source_20_Text">&lt;div class="blog-container"&gt;</text:span></text:p>
      <text:p text:style-name="P4"><text:span text:style-name="Source_20_Text"><text:s text:c="4"/>&lt;?php while ($post = $result-&gt;fetch_assoc()) { ?&gt;</text:span></text:p>
      <text:p text:style-name="P4"><text:span text:style-name="Source_20_Text"><text:s text:c="8"/>&lt;div class="post"&gt;</text:span></text:p>
      <text:p text:style-name="P4"><text:span text:style-name="Source_20_Text"><text:s text:c="12"/>&lt;h2&gt;&lt;?php echo $post['title']; ?&gt;&lt;/h2&gt;</text:span></text:p>
      <text:p text:style-name="P4"><text:span text:style-name="Source_20_Text"><text:s text:c="12"/>&lt;p&gt;&lt;small&gt;By: &lt;?php echo $post['author']; ?&gt;&lt;/small&gt;&lt;/p&gt;</text:span></text:p>
      <text:p text:style-name="P4"><text:span text:style-name="Source_20_Text"><text:s text:c="12"/>&lt;img src="&lt;?php echo $post['image_url']; ?&gt;" alt="Post Image"&gt;</text:span></text:p>
      <text:p text:style-name="P4"><text:span text:style-name="Source_20_Text"><text:s text:c="12"/>&lt;p&gt;&lt;?php echo $post['content']; ?&gt;&lt;/p&gt;</text:span></text:p>
      <text:p text:style-name="P4"><text:span text:style-name="Source_20_Text"><text:s text:c="12"/>&lt;p&gt;&lt;small&gt;&lt;?php echo $post['date']; ?&gt;&lt;/small&gt;&lt;/p&gt;</text:span></text:p>
      <text:p text:style-name="P4"><text:span text:style-name="Source_20_Text"><text:s text:c="8"/>&lt;/div&gt;</text:span></text:p>
      <text:p text:style-name="P4"><text:span text:style-name="Source_20_Text"><text:s text:c="4"/>&lt;?php } ?&gt;</text:span></text:p>
      <text:p text:style-name="P5"><text:span text:style-name="Source_20_Text">&lt;/div&gt;</text:span></text:p>
      <text:p text:style-name="Horizontal_20_Line"/>
      <text:h text:style-name="Heading_20_3" text:outline-level="3"><text:span text:style-name="Strong_20_Emphasis">4. Differentiating Admin Roles</text:span></text:h>
      <text:list text:style-name="L12">
        <text:list-item>
          <text:p text:style-name="P29"><text:span text:style-name="Strong_20_Emphasis">Super Admin</text:span>: Has additional privileges, like editing or deleting any blog post and managing other admins.</text:p>
        </text:list-item>
        <text:list-item>
          <text:p text:style-name="P28"><text:span text:style-name="Strong_20_Emphasis">Admin</text:span>: Can only add, edit, or delete their own posts.</text:p>
        </text:list-item>
      </text:list>
      <text:p text:style-name="Text_20_body"><text:soft-page-break/>To enforce these permissions:</text:p>
      <text:list text:style-name="L13">
        <text:list-item>
          <text:p text:style-name="P31">During edit/delete actions, verify the logged-in admin’s <text:span text:style-name="Source_20_Text">id</text:span> against the <text:span text:style-name="Source_20_Text">author_id</text:span> of the post.</text:p>
        </text:list-item>
        <text:list-item>
          <text:p text:style-name="P30">Super admins are allowed to bypass this check.</text:p>
        </text:list-item>
      </text:list>
      <text:p text:style-name="Text_20_body"><text:span text:style-name="Strong_20_Emphasis">Example Post Deletion Check:</text:span></text:p>
      <text:p text:style-name="P2"><text:span text:style-name="Source_20_Text">&lt;?php</text:span></text:p>
      <text:p text:style-name="P4"><text:span text:style-name="Source_20_Text">session_start();</text:span></text:p>
      <text:p text:style-name="P4"><text:span text:style-name="Source_20_Text">$conn = new mysqli('localhost', 'root', '', 'blog_db');</text:span></text:p>
      <text:p text:style-name="P4"><text:span text:style-name="Source_20_Text">$post_id = $_GET['post_id'];</text:span></text:p>
      <text:p text:style-name="P4"/>
      <text:p text:style-name="P4"><text:span text:style-name="Source_20_Text">// Fetch the post details</text:span></text:p>
      <text:p text:style-name="P4"><text:span text:style-name="Source_20_Text">$result = $conn-&gt;query("SELECT author_id FROM posts WHERE id=$post_id");</text:span></text:p>
      <text:p text:style-name="P4"><text:span text:style-name="Source_20_Text">$post = $result-&gt;fetch_assoc();</text:span></text:p>
      <text:p text:style-name="P4"/>
      <text:p text:style-name="P4"><text:span text:style-name="Source_20_Text">// Check if the logged-in admin is the author or a super admin</text:span></text:p>
      <text:p text:style-name="P4"><text:span text:style-name="Source_20_Text">if ($_SESSION['admin_role'] == 'super_admin' || $_SESSION['admin_id'] == $post['author_id']) {</text:span></text:p>
      <text:p text:style-name="P4"><text:span text:style-name="Source_20_Text"><text:s text:c="4"/>$conn-&gt;query("DELETE FROM posts WHERE id=$post_id");</text:span></text:p>
      <text:p text:style-name="P4"><text:span text:style-name="Source_20_Text"><text:s text:c="4"/>echo "Post deleted successfully!";</text:span></text:p>
      <text:p text:style-name="P4"><text:span text:style-name="Source_20_Text">} else {</text:span></text:p>
      <text:p text:style-name="P4"><text:span text:style-name="Source_20_Text"><text:s text:c="4"/>echo "You do not have permission to delete this post!";</text:span></text:p>
      <text:p text:style-name="P4"><text:span text:style-name="Source_20_Text">}</text:span></text:p>
      <text:p text:style-name="P5"><text:span text:style-name="Source_20_Text">?&gt;</text:span></text:p>
      <text:p text:style-name="Horizontal_20_Line"/>
      <text:h text:style-name="Heading_20_3" text:outline-level="3"><text:span text:style-name="Strong_20_Emphasis">5. Benefits of this Setup</text:span></text:h>
      <text:list text:style-name="L14">
        <text:list-item>
          <text:p text:style-name="P33"><text:span text:style-name="Strong_20_Emphasis">Author Attribution</text:span>: Readers can see who wrote each post, increasing accountability and transparency.</text:p>
        </text:list-item>
        <text:list-item>
          <text:p text:style-name="P33"><text:span text:style-name="Strong_20_Emphasis">Role-Based Access Control</text:span>: Prevent unauthorized actions by enforcing permissions based on roles.</text:p>
        </text:list-item>
        <text:list-item>
          <text:p text:style-name="P32"><text:span text:style-name="Strong_20_Emphasis">Scalability</text:span>: Easily add new admins and manage permissions.</text:p>
        </text:list-item>
      </text:list>
      <text:p text:style-name="Horizontal_20_Line"/>
      <text:h text:style-name="Heading_20_3" text:outline-level="3"><text:span text:style-name="Strong_20_Emphasis">6. Summary</text:span></text:h>
      <text:list text:style-name="L15">
        <text:list-item>
          <text:p text:style-name="P35">Use an <text:span text:style-name="Source_20_Text">admins</text:span> table to store admin information.</text:p>
        </text:list-item>
        <text:list-item>
          <text:p text:style-name="P35">Link each post to an author using an <text:span text:style-name="Source_20_Text">author_id</text:span> field.</text:p>
        </text:list-item>
        <text:list-item>
          <text:p text:style-name="P35">Show the author’s name on the frontend below the blog title.</text:p>
        </text:list-item>
        <text:list-item>
          <text:p text:style-name="P34">Enforce role-based access control to manage permissions for admins and the super admin.</text:p>
        </text:list-item>
      </text:list>
      <text:p text:style-name="Text_20_body">Would you like help setting up the admin dashboard or managing permissions?</text:p>
      <text:h text:style-name="Heading_20_5" text:outline-level="5">You said:</text:h>
      <text:p text:style-name="Text_20_body">ALTER users ADD COLUMN name complete to add name to table users</text:p>
      <text:h text:style-name="Heading_20_6" text:outline-level="6"><text:soft-page-break/>ChatGPT said:</text:h>
      <text:p text:style-name="Text_20_body">To complete the <text:span text:style-name="Source_20_Text">ALTER TABLE</text:span> statement for adding a <text:span text:style-name="Source_20_Text">name</text:span> column to the <text:span text:style-name="Source_20_Text">users</text:span> table, you need to specify the column's data type and any additional constraints (e.g., <text:span text:style-name="Source_20_Text">NOT NULL</text:span>, <text:span text:style-name="Source_20_Text">DEFAULT</text:span> value). Here's the full SQL command:</text:p>
      <text:p text:style-name="P2"><text:span text:style-name="Source_20_Text">ALTER TABLE users</text:span></text:p>
      <text:p text:style-name="P5"><text:span text:style-name="Source_20_Text">ADD COLUMN name VARCHAR(255) NOT NULL;</text:span></text:p>
      <text:h text:style-name="Heading_20_3" text:outline-level="3">Explanation:</text:h>
      <text:list text:style-name="L16">
        <text:list-item>
          <text:p text:style-name="P37"><text:span text:style-name="Strong_20_Emphasis"><text:span text:style-name="Source_20_Text">ALTER TABLE users</text:span></text:span>: Specifies the table (<text:span text:style-name="Source_20_Text">users</text:span>) to be modified.</text:p>
        </text:list-item>
        <text:list-item>
          <text:p text:style-name="P37"><text:span text:style-name="Strong_20_Emphasis"><text:span text:style-name="Source_20_Text">ADD COLUMN name</text:span></text:span>: Adds a new column named <text:span text:style-name="Source_20_Text">name</text:span> to the table.</text:p>
        </text:list-item>
        <text:list-item>
          <text:p text:style-name="P37"><text:span text:style-name="Strong_20_Emphasis"><text:span text:style-name="Source_20_Text">VARCHAR(255)</text:span></text:span>: Specifies the column's data type as a variable-length string with a maximum of 255 characters.</text:p>
        </text:list-item>
        <text:list-item>
          <text:p text:style-name="P36"><text:span text:style-name="Strong_20_Emphasis"><text:span text:style-name="Source_20_Text">NOT NULL</text:span></text:span>: Ensures that the <text:span text:style-name="Source_20_Text">name</text:span> column cannot contain null values.</text:p>
        </text:list-item>
      </text:list>
      <text:p text:style-name="Horizontal_20_Line"/>
      <text:h text:style-name="Heading_20_3" text:outline-level="3">Additional Options</text:h>
      <text:list text:style-name="L17">
        <text:list-item>
          <text:p text:style-name="P38">If you want to allow the <text:span text:style-name="Source_20_Text">name</text:span> column to be optional:</text:p>
        </text:list-item>
      </text:list>
      <text:list text:style-name="L18">
        <text:list-item>
          <text:p text:style-name="P10"><text:span text:style-name="Source_20_Text">ALTER TABLE users</text:span></text:p>
        </text:list-item>
      </text:list>
      <text:p text:style-name="P5"><text:span text:style-name="Source_20_Text">ADD COLUMN name VARCHAR(255);</text:span></text:p>
      <text:list text:style-name="L19">
        <text:list-item>
          <text:p text:style-name="P39">If you want to set a default value:</text:p>
        </text:list-item>
      </text:list>
      <text:list text:style-name="L20">
        <text:list-item>
          <text:p text:style-name="P12"><text:span text:style-name="Source_20_Text">ALTER TABLE users</text:span></text:p>
          <text:p text:style-name="P11"><text:span text:style-name="Source_20_Text">ADD COLUMN name VARCHAR(255) DEFAULT 'Anonymous';</text:span></text:p>
        </text:list-item>
      </text:list>
      <text:p text:style-name="Horizontal_20_Line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ans" style:font-family-asian="'Noto Sans'" style:font-family-generic-asian="system" style:font-pitch-asian="variable" style:font-size-asian="10pt" style:font-weight-asian="bold" style:font-name-complex="FreeSans1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ans" style:font-family-asian="'Noto Sans'" style:font-family-generic-asian="system" style:font-pitch-asian="variable" style:font-size-asian="7pt" style:font-weight-asian="bold" style:font-name-complex="FreeSans1" style:font-family-complex="FreeSans" style:font-family-generic-complex="system" style:font-pitch-complex="variable" style:font-size-complex="7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6T03:36:46.530675849</meta:creation-date>
    <dc:date>2024-12-06T03:55:18.066559950</dc:date>
    <meta:editing-duration>PT8M20S</meta:editing-duration>
    <meta:editing-cycles>1</meta:editing-cycles>
    <meta:document-statistic meta:table-count="0" meta:image-count="0" meta:object-count="0" meta:page-count="10" meta:paragraph-count="327" meta:word-count="2059" meta:character-count="14940" meta:non-whitespace-character-count="12572"/>
    <meta:generator>LibreOffice/24.2.5.2$Linux_X86_64 LibreOffice_project/420$Build-2</meta:generator>
  </office:meta>
</office:document-meta>
</file>